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4*"/>
    </style:style>
    <style:style style:name="Tableau1.D" style:family="table-column">
      <style:table-column-properties style:column-width="4.249cm" style:rel-column-width="16383*"/>
    </style:style>
    <style:style style:name="Tableau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4">
      <style:paragraph-properties>
        <style:tab-stops>
          <style:tab-stop style:position="15.503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4">
      <style:text-properties officeooo:paragraph-rsid="000f1bf5"/>
    </style:style>
    <style:style style:name="P8" style:family="paragraph" style:parent-style-name="Heading_20_4">
      <style:paragraph-properties fo:break-before="page"/>
      <style:text-properties officeooo:paragraph-rsid="000f1bf5"/>
    </style:style>
    <style:style style:name="P9" style:family="paragraph" style:parent-style-name="Table_20_Contents">
      <style:paragraph-properties fo:text-align="center" style:justify-single-word="false"/>
      <style:text-properties officeooo:rsid="00107543" officeooo:paragraph-rsid="00107543"/>
    </style:style>
    <style:style style:name="P10" style:family="paragraph" style:parent-style-name="Table_20_Contents">
      <style:paragraph-properties fo:text-align="center" style:justify-single-word="false"/>
      <style:text-properties officeooo:rsid="00113e8b" officeooo:paragraph-rsid="00113e8b"/>
    </style:style>
    <style:style style:name="P11" style:family="paragraph" style:parent-style-name="Text_20_body">
      <style:text-properties officeooo:rsid="00039b86" officeooo:paragraph-rsid="00039b86"/>
    </style:style>
    <style:style style:name="P12" style:family="paragraph" style:parent-style-name="Text_20_body">
      <style:text-properties officeooo:rsid="00039b86" officeooo:paragraph-rsid="000583b8"/>
    </style:style>
    <style:style style:name="P13" style:family="paragraph" style:parent-style-name="Text_20_body">
      <style:text-properties officeooo:rsid="000583b8" officeooo:paragraph-rsid="000583b8"/>
    </style:style>
    <style:style style:name="P14" style:family="paragraph" style:parent-style-name="Text_20_body" style:list-style-name="L1">
      <style:text-properties officeooo:rsid="000583b8" officeooo:paragraph-rsid="000583b8"/>
    </style:style>
    <style:style style:name="P15" style:family="paragraph" style:parent-style-name="Text_20_body">
      <style:text-properties officeooo:rsid="0005cbb0" officeooo:paragraph-rsid="0005cbb0"/>
    </style:style>
    <style:style style:name="P16" style:family="paragraph" style:parent-style-name="Text_20_body">
      <style:text-properties officeooo:rsid="0008990e" officeooo:paragraph-rsid="0008990e"/>
    </style:style>
    <style:style style:name="P17" style:family="paragraph" style:parent-style-name="Text_20_body">
      <style:text-properties officeooo:rsid="000a2e15" officeooo:paragraph-rsid="000a2e15"/>
    </style:style>
    <style:style style:name="P18" style:family="paragraph" style:parent-style-name="Text_20_body">
      <style:text-properties officeooo:rsid="000c3172" officeooo:paragraph-rsid="000c3172"/>
    </style:style>
    <style:style style:name="P19" style:family="paragraph" style:parent-style-name="Text_20_body">
      <style:text-properties officeooo:rsid="000ca529" officeooo:paragraph-rsid="000ca529"/>
    </style:style>
    <style:style style:name="P20" style:family="paragraph" style:parent-style-name="Text_20_body">
      <style:text-properties officeooo:rsid="000e94bc" officeooo:paragraph-rsid="000e94bc"/>
    </style:style>
    <style:style style:name="P21" style:family="paragraph" style:parent-style-name="Text_20_body">
      <style:text-properties officeooo:rsid="00107543" officeooo:paragraph-rsid="00107543"/>
    </style:style>
    <style:style style:name="P22" style:family="paragraph" style:parent-style-name="Text_20_body">
      <style:text-properties officeooo:paragraph-rsid="00107543"/>
    </style:style>
    <style:style style:name="P23" style:family="paragraph" style:parent-style-name="Text_20_body">
      <style:text-properties officeooo:rsid="0014273a" officeooo:paragraph-rsid="0014273a"/>
    </style:style>
    <style:style style:name="P24" style:family="paragraph" style:parent-style-name="Text_20_body">
      <style:text-properties officeooo:rsid="00143c91" officeooo:paragraph-rsid="00143c91"/>
    </style:style>
    <style:style style:name="P25" style:family="paragraph" style:parent-style-name="Text_20_body">
      <style:text-properties officeooo:rsid="00153c1e" officeooo:paragraph-rsid="00153c1e"/>
    </style:style>
    <style:style style:name="P26" style:family="paragraph" style:parent-style-name="Text_20_body">
      <style:text-properties officeooo:rsid="00158bb6" officeooo:paragraph-rsid="00158bb6"/>
    </style:style>
    <style:style style:name="P27" style:family="paragraph" style:parent-style-name="Text_20_body">
      <style:text-properties officeooo:rsid="00166a79" officeooo:paragraph-rsid="00166a79"/>
    </style:style>
    <style:style style:name="P28" style:family="paragraph" style:parent-style-name="Text_20_body">
      <style:text-properties officeooo:rsid="0017e033" officeooo:paragraph-rsid="0017e033"/>
    </style:style>
    <style:style style:name="P29" style:family="paragraph" style:parent-style-name="Text_20_body">
      <style:text-properties officeooo:rsid="0017e033" officeooo:paragraph-rsid="001b61a7"/>
    </style:style>
    <style:style style:name="P30" style:family="paragraph" style:parent-style-name="Text_20_body">
      <style:text-properties officeooo:rsid="00198b0c" officeooo:paragraph-rsid="00198b0c"/>
    </style:style>
    <style:style style:name="P31" style:family="paragraph" style:parent-style-name="Text_20_body">
      <style:text-properties officeooo:rsid="001b61a7" officeooo:paragraph-rsid="001b61a7"/>
    </style:style>
    <style:style style:name="P32" style:family="paragraph" style:parent-style-name="Text_20_body">
      <style:text-properties officeooo:rsid="0020dca9" officeooo:paragraph-rsid="0020dca9"/>
    </style:style>
    <style:style style:name="P33" style:family="paragraph" style:parent-style-name="Text_20_body">
      <style:text-properties officeooo:rsid="0021f3c5" officeooo:paragraph-rsid="0021f3c5"/>
    </style:style>
    <style:style style:name="P34" style:family="paragraph" style:parent-style-name="Text_20_body">
      <style:paragraph-properties fo:break-before="page"/>
    </style:style>
    <style:style style:name="T1" style:family="text">
      <style:text-properties officeooo:rsid="0005cbb0"/>
    </style:style>
    <style:style style:name="T2" style:family="text">
      <style:text-properties officeooo:rsid="0008990e"/>
    </style:style>
    <style:style style:name="T3" style:family="text">
      <style:text-properties officeooo:rsid="000ac68d"/>
    </style:style>
    <style:style style:name="T4" style:family="text">
      <style:text-properties officeooo:rsid="00107543"/>
    </style:style>
    <style:style style:name="T5" style:family="text">
      <style:text-properties officeooo:rsid="00198b0c"/>
    </style:style>
    <style:style style:name="T6" style:family="text">
      <style:text-properties officeooo:rsid="001b61a7"/>
    </style:style>
    <style:style style:name="T7" style:family="text">
      <style:text-properties officeooo:rsid="001f065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ppendix">Compte rendu TP 2 Téléphonie</text:p>
      <text:p text:style-name="Subtitle">par HARTMANN Matthias et BIENVENU Victor</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05_2795198901" text:style-name="Index_20_Link" text:visited-style-name="Index_20_Link">Partie 1 : Exploitation Téléphoniques<text:tab/>2</text:a></text:p>
          <text:p text:style-name="P2"><text:a xlink:type="simple" xlink:href="#__RefHeading___Toc114_2795198901" text:style-name="Index_20_Link" text:visited-style-name="Index_20_Link">1) Impacte de la signalisation sur les exploitations<text:tab/>2</text:a></text:p>
          <text:p text:style-name="P3"><text:a xlink:type="simple" xlink:href="#__RefHeading___Toc116_2795198901" text:style-name="Index_20_Link" text:visited-style-name="Index_20_Link">a) Le va-et-vient<text:tab/>2</text:a></text:p>
          <text:p text:style-name="P3"><text:a xlink:type="simple" xlink:href="#__RefHeading___Toc118_2795198901" text:style-name="Index_20_Link" text:visited-style-name="Index_20_Link">b) La conférence à 3<text:tab/>2</text:a></text:p>
          <text:p text:style-name="P2"><text:a xlink:type="simple" xlink:href="#__RefHeading___Toc120_2795198901" text:style-name="Index_20_Link" text:visited-style-name="Index_20_Link">2) Exploitations téléphoniques associées aux droits des utilisateurs<text:tab/>3</text:a></text:p>
          <text:p text:style-name="P3"><text:a xlink:type="simple" xlink:href="#__RefHeading___Toc122_2795198901" text:style-name="Index_20_Link" text:visited-style-name="Index_20_Link">a) Gestion des classes de facilités<text:tab/>3</text:a></text:p>
          <text:p text:style-name="P3"><text:a xlink:type="simple" xlink:href="#__RefHeading___Toc124_2795198901" text:style-name="Index_20_Link" text:visited-style-name="Index_20_Link">b) Renvois d’appel et annulation de renvoi<text:tab/>3</text:a></text:p>
          <text:p text:style-name="P4"><text:a xlink:type="simple" xlink:href="#__RefHeading___Toc138_2795198901" text:style-name="Index_20_Link" text:visited-style-name="Index_20_Link">Méthode de mise en place du scénario:<text:tab/>3</text:a></text:p>
          <text:p text:style-name="P4"><text:a xlink:type="simple" xlink:href="#__RefHeading___Toc140_2795198901" text:style-name="Index_20_Link" text:visited-style-name="Index_20_Link">Résultats observés :<text:tab/>3</text:a></text:p>
          <text:p text:style-name="P4"><text:a xlink:type="simple" xlink:href="#__RefHeading___Toc142_2795198901" text:style-name="Index_20_Link" text:visited-style-name="Index_20_Link">Justification  de l’autorisation / de l’interdiction de cette exploitation :<text:tab/>3</text:a></text:p>
          <text:p text:style-name="P3"><text:a xlink:type="simple" xlink:href="#__RefHeading___Toc126_2795198901" text:style-name="Index_20_Link" text:visited-style-name="Index_20_Link">c) Groupement d’interception<text:tab/>3</text:a></text:p>
          <text:p text:style-name="P4"><text:a xlink:type="simple" xlink:href="#__RefHeading___Toc144_2795198901" text:style-name="Index_20_Link" text:visited-style-name="Index_20_Link">Méthode de mise en place du scénario:<text:tab/>3</text:a></text:p>
          <text:p text:style-name="P4"><text:a xlink:type="simple" xlink:href="#__RefHeading___Toc146_2795198901" text:style-name="Index_20_Link" text:visited-style-name="Index_20_Link">Résultats observés :<text:tab/>4</text:a></text:p>
          <text:p text:style-name="P4"><text:a xlink:type="simple" xlink:href="#__RefHeading___Toc148_2795198901" text:style-name="Index_20_Link" text:visited-style-name="Index_20_Link">Justification  de l’autorisation / de l’interdiction de cette exploitation :<text:tab/>4</text:a></text:p>
          <text:p text:style-name="P1"><text:a xlink:type="simple" xlink:href="#__RefHeading___Toc107_2795198901" text:style-name="Index_20_Link" text:visited-style-name="Index_20_Link">Partie 2 : Logement et délogement<text:tab/>5</text:a></text:p>
          <text:p text:style-name="P2"><text:a xlink:type="simple" xlink:href="#__RefHeading___Toc128_2795198901" text:style-name="Index_20_Link" text:visited-style-name="Index_20_Link">1) Recherche du code de facilité<text:tab/>5</text:a></text:p>
          <text:p text:style-name="P2"><text:a xlink:type="simple" xlink:href="#__RefHeading___Toc130_2795198901" text:style-name="Index_20_Link" text:visited-style-name="Index_20_Link">2) Mise en place<text:tab/>5</text:a></text:p>
          <text:p text:style-name="P1"><text:a xlink:type="simple" xlink:href="#__RefHeading___Toc109_2795198901" text:style-name="Index_20_Link" text:visited-style-name="Index_20_Link">Partie 3 : Touche de supervision<text:tab/>6</text:a></text:p>
          <text:p text:style-name="P2"><text:a xlink:type="simple" xlink:href="#__RefHeading___Toc132_2795198901" text:style-name="Index_20_Link" text:visited-style-name="Index_20_Link">1) Multi-touches<text:tab/>6</text:a></text:p>
          <text:p text:style-name="P2"><text:a xlink:type="simple" xlink:href="#__RefHeading___Toc134_2795198901" text:style-name="Index_20_Link" text:visited-style-name="Index_20_Link">2) Multi-lignes<text:tab/>6</text:a></text:p>
          <text:p text:style-name="P1"><text:a xlink:type="simple" xlink:href="#__RefHeading___Toc111_2795198901" text:style-name="Index_20_Link" text:visited-style-name="Index_20_Link">Partie 4 : Mise en groupement<text:tab/>7</text:a></text:p>
        </text:index-body>
      </text:table-of-content>
      <text:h text:style-name="P5" text:outline-level="1"/>
      <text:h text:style-name="P6" text:outline-level="1"><text:bookmark-start text:name="__RefHeading___Toc105_2795198901"/>Partie 1 : Exploitation Téléphoniques<text:bookmark-end text:name="__RefHeading___Toc105_2795198901"/></text:h>
      <text:h text:style-name="Heading_20_2" text:outline-level="2"><text:bookmark-start text:name="__RefHeading___Toc114_2795198901"/>1) Impacte de la signalisation sur les exploitations <text:bookmark-end text:name="__RefHeading___Toc114_2795198901"/></text:h>
      <text:h text:style-name="Heading_20_3" text:outline-level="3"><text:bookmark-start text:name="__RefHeading___Toc116_2795198901"/>a) Le va-et-vient<text:bookmark-end text:name="__RefHeading___Toc116_2795198901"/></text:h>
      <text:p text:style-name="Text_20_body"/>
      <text:p text:style-name="P13">Pour le poste Numérique :</text:p>
      <text:p text:style-name="P11">On peut voir que le 5201 est en attente tandis que le 5212 est maintenant en ligne avec le 5211.</text:p>
      <text:p text:style-name="P12">En appuyant sur la touche alternat, la ligne change et désormais 5212 est en attente et 5201 est en ligne.</text:p>
      <text:p text:style-name="P12">Sur l’affichage cela se décrit par deux numéros, 1 numéro non indenté (celui en ligne) et 1 numéro <text:s/>indenté (numéro en attente)</text:p>
      <text:p text:style-name="P13">Il n’y a pourtant qu’une seule ligne d’occupée.</text:p>
      <text:p text:style-name="P13">Il n’est pas possible d’appeler le poste 5211 depuis le poste analogique, on tombe alors sur un message automatique.</text:p>
      <text:p text:style-name="P13">Pour le poste SIP :</text:p>
      <text:p text:style-name="P13">Il n’y a qu’un seul numéro sur l’affichage <text:span text:style-name="T1">mais deux lignes occupées.</text:span></text:p>
      <text:p text:style-name="P13">Il n’est pas possible d’appeler le poste 5212 depuis le poste analogique, on tombe alors sur un message automatique.</text:p>
      <text:p text:style-name="P13"/>
      <text:p text:style-name="P13">Les signalisations : </text:p>
      <text:list xml:id="list3245662650" text:style-name="L1">
        <text:list-item>
          <text:p text:style-name="P14">Numérique : Propriétaire Aastra</text:p>
        </text:list-item>
        <text:list-item>
          <text:p text:style-name="P14">Analogique : Libre</text:p>
        </text:list-item>
        <text:list-item>
          <text:p text:style-name="P14">SIP : Libre</text:p>
        </text:list-item>
        <text:list-item>
          <text:p text:style-name="P14">IP : Propriétaire Aastra</text:p>
        </text:list-item>
      </text:list>
      <text:h text:style-name="Heading_20_3" text:outline-level="3"><text:bookmark-start text:name="__RefHeading___Toc118_2795198901"/>b) La conférence à 3<text:bookmark-end text:name="__RefHeading___Toc118_2795198901"/></text:h>
      <text:p text:style-name="P15">Poste numérique : </text:p>
      <text:p text:style-name="P15">On observe un « &amp; » apparaître sur l’affiche et on entend chaque combiné.</text:p>
      <text:p text:style-name="P15">Poste SIP : </text:p>
      <text:p text:style-name="P15">On voit désormais 2 numéros affichés pourtant une seule ligne est utilisée.</text:p>
      <text:p text:style-name="P15">Pour pouvoir faire une conf il faut obligatoirement savoir qu’on voulait faire une conf sinon on doit raccrocher et rappeler.</text:p>
      <text:h text:style-name="Heading_20_2" text:outline-level="2"><text:bookmark-start text:name="__RefHeading___Toc120_2795198901"/><text:soft-page-break/>2) Exploitations téléphoniques associées aux droits des utilisateurs<text:bookmark-end text:name="__RefHeading___Toc120_2795198901"/></text:h>
      <text:h text:style-name="Heading_20_3" text:outline-level="3"><text:bookmark-start text:name="__RefHeading___Toc122_2795198901"/>a) Gestion des classes de facilités<text:bookmark-end text:name="__RefHeading___Toc122_2795198901"/></text:h>
      <text:h text:style-name="Heading_20_3" text:outline-level="3"><text:bookmark-start text:name="__RefHeading___Toc124_2795198901"/>b) Renvois d’appel et annulation de renvoi<text:bookmark-end text:name="__RefHeading___Toc124_2795198901"/></text:h>
      <text:p text:style-name="P16">Le code pour le renvoi immédiat d’appel est : *21 pour l’activation et #21 pour la désactivation.</text:p>
      <text:h text:style-name="P7" text:outline-level="4"><text:bookmark-start text:name="__RefHeading___Toc138_2795198901"/>Méthode <text:span text:style-name="T2">de mise en place du scénario</text:span>: <text:bookmark-end text:name="__RefHeading___Toc138_2795198901"/></text:h>
      <text:p text:style-name="P17">Il faut changer les droits dans la configuration des classes de facilités afin que FAC-BOSS ait le droit de renvoi immédiat et FAC-TEAM n’ait pas le droit à la protection. </text:p>
      <text:p text:style-name="P17">Ensuit<text:span text:style-name="T3">e</text:span> on va sur le combiné 5201 et on compose « *215211 »</text:p>
      <text:p text:style-name="P18">Pour tester on appelle 5201 avec 5212. </text:p>
      <text:p text:style-name="P18">Pour tester le sens inverse on va sur le combiné 5211 et on compose le « *215201 ». On ne devrait pas avoir le droit.</text:p>
      <text:h text:style-name="Heading_20_4" text:outline-level="4"><text:bookmark-start text:name="__RefHeading___Toc140_2795198901"/>Résultat<text:span text:style-name="T2">s observés </text:span>:<text:bookmark-end text:name="__RefHeading___Toc140_2795198901"/></text:h>
      <text:p text:style-name="P18">La demande de facilité a été accepté pour le poste 5201, lorsqu’on a appelé avec 5212, c’est le combiné 5211 qui a été appelé. </text:p>
      <text:p text:style-name="P18">Le sens inverse n’a pas été possible car le combiné 5211 a vu sa demande de facilité refusée.</text:p>
      <text:p text:style-name="P20">Message de refus : « Facilité refusée. »</text:p>
      <text:p text:style-name="P20">On observe les lignes suivantes : « ABO 5211 VOUS APPELLE  ← ABO 5201 » </text:p>
      <text:h text:style-name="Heading_20_4" text:outline-level="4"><text:bookmark-start text:name="__RefHeading___Toc142_2795198901"/>Justification  <text:span text:style-name="T2">de l’autorisation / de l’interdiction de cette exploitation </text:span>:<text:bookmark-end text:name="__RefHeading___Toc142_2795198901"/></text:h>
      <text:p text:style-name="P19">Le FAC-BOSS a pu mettre en place le renvoi car il possède la configuration « droit renvoi immédiat » et « Protection renvoi » pour se protéger de FAC-TEAM.</text:p>
      <text:h text:style-name="Heading_20_3" text:outline-level="3"><text:bookmark-start text:name="__RefHeading___Toc126_2795198901"/>c) Groupement d’interception<text:bookmark-end text:name="__RefHeading___Toc126_2795198901"/></text:h>
      <text:h text:style-name="P7" text:outline-level="4"><text:bookmark-start text:name="__RefHeading___Toc144_2795198901"/>Méthode <text:span text:style-name="T2">de mise en place du scénario</text:span>: <text:bookmark-end text:name="__RefHeading___Toc144_2795198901"/></text:h>
      <text:p text:style-name="P21">On modifie les classes de facilités FAC-TEAM et FAC-INT en retirant les droits de forçage de protection et on vérifie que FAC-BOSS à les droits de protection contre les interceptions et de forçage des protections contre les interceptions.</text:p>
      <text:p text:style-name="P22"><text:span text:style-name="T4">On appelle les numéros 5211 et 5212 et 5201 avec 5201 et on tente d’intercepter les appels avec le code *01 </text:span></text:p>
      <text:h text:style-name="P8" text:outline-level="4"><text:bookmark-start text:name="__RefHeading___Toc146_2795198901"/>Résultat<text:span text:style-name="T2">s observés </text:span>:<text:bookmark-end text:name="__RefHeading___Toc146_2795198901"/></text:h>
      <table:table table:name="Tableau1" table:style-name="Tableau1">
        <table:table-column table:style-name="Tableau1.A" table:number-columns-repeated="3"/>
        <table:table-column table:style-name="Tableau1.D"/>
        <table:table-row table:style-name="TableLine2099386274224">
          <table:table-cell table:style-name="Tableau1.A1" office:value-type="string">
            <text:p text:style-name="P10"/>
          </table:table-cell>
          <table:table-cell table:style-name="Tableau1.B1" office:value-type="string">
            <text:p text:style-name="P10">FAC-BOSS</text:p>
          </table:table-cell>
          <table:table-cell table:style-name="Tableau1.C1" office:value-type="string">
            <text:p text:style-name="P10">FAC-TEAM</text:p>
          </table:table-cell>
          <table:table-cell table:style-name="Tableau1.D1" office:value-type="string">
            <text:p text:style-name="P10">FAC-INT</text:p>
          </table:table-cell>
        </table:table-row>
        <table:table-row table:style-name="TableLine2099386274224">
          <table:table-cell table:style-name="Tableau1.A2" office:value-type="string">
            <text:p text:style-name="P9">FAC-BOSS</text:p>
          </table:table-cell>
          <table:table-cell table:style-name="Tableau1.B2" office:value-type="string">
            <text:p text:style-name="P10"/>
          </table:table-cell>
          <table:table-cell table:style-name="Tableau1.C2" office:value-type="string">
            <text:p text:style-name="P10">Intercepté</text:p>
          </table:table-cell>
          <table:table-cell table:style-name="Tableau1.D2" office:value-type="string">
            <text:p text:style-name="P10">Intercepté</text:p>
          </table:table-cell>
        </table:table-row>
        <table:table-row table:style-name="TableLine2099386274224">
          <table:table-cell table:style-name="Tableau1.A3" office:value-type="string">
            <text:p text:style-name="P9">FAC-TEAM</text:p>
          </table:table-cell>
          <table:table-cell table:style-name="Tableau1.B3" office:value-type="string">
            <text:p text:style-name="P10">Interdit</text:p>
          </table:table-cell>
          <table:table-cell table:style-name="Tableau1.B2" office:value-type="string">
            <text:p text:style-name="P10"/>
          </table:table-cell>
          <table:table-cell table:style-name="Tableau1.D3" office:value-type="string">
            <text:p text:style-name="P10">Impossible</text:p>
          </table:table-cell>
        </table:table-row>
        <table:table-row table:style-name="TableLine2099386274224">
          <table:table-cell table:style-name="Tableau1.A4" office:value-type="string">
            <text:p text:style-name="P9">FAC-INT</text:p>
          </table:table-cell>
          <table:table-cell table:style-name="Tableau1.B4" office:value-type="string">
            <text:p text:style-name="P10">Interdit</text:p>
          </table:table-cell>
          <table:table-cell table:style-name="Tableau1.C4" office:value-type="string">
            <text:p text:style-name="P10">Impossible</text:p>
          </table:table-cell>
          <table:table-cell table:style-name="Tableau1.D4" office:value-type="string">
            <text:p text:style-name="P10"/>
          </table:table-cell>
        </table:table-row>
      </table:table>
      <text:p text:style-name="P21"/>
      <text:h text:style-name="P7" text:outline-level="4"><text:bookmark-start text:name="__RefHeading___Toc148_2795198901"/>Justification  <text:span text:style-name="T2">de l’autorisation / de l’interdiction de cette exploitation </text:span>:<text:bookmark-end text:name="__RefHeading___Toc148_2795198901"/></text:h>
      <text:p text:style-name="P23">FAC-TEAM et FAC-INT ne peuvent pas s’intercepter entre eux car ils ne sont pas sur le même groupe d’intercommunications et de plus ils ne possèdent pas le droit de forçage des protections d’interceptions.</text:p>
      <text:p text:style-name="P23">FAC-BOSS peut intercepter FAC-TEAM et FAC-INT car il se trouve sur les deux groupes d’intercoms et qu’il possède le droit de forçage des protections d’interception.</text:p>
      <text:p text:style-name="P23">FAC-TEAM et FAC-INT ne peuvent pas intercepter FAC-BOSS car ils n’ont pas les droits de forçage des protections.</text:p>
      <text:p text:style-name="P34"/>
      <text:h text:style-name="Heading_20_1" text:outline-level="1"><text:bookmark-start text:name="__RefHeading___Toc107_2795198901"/>Partie 2 : Logement et délogement<text:bookmark-end text:name="__RefHeading___Toc107_2795198901"/></text:h>
      <text:h text:style-name="Heading_20_2" text:outline-level="2"><text:bookmark-start text:name="__RefHeading___Toc128_2795198901"/>1) Recherche du code de facilité<text:bookmark-end text:name="__RefHeading___Toc128_2795198901"/></text:h>
      <text:p text:style-name="P25">Codes :</text:p>
      <text:p text:style-name="P25"><text:tab/>Login (activation) : *44</text:p>
      <text:p text:style-name="P25"><text:tab/>Login (désactivaton) : #44</text:p>
      <text:p text:style-name="P24"><text:tab/></text:p>
      <text:h text:style-name="Heading_20_2" text:outline-level="2"><text:bookmark-start text:name="__RefHeading___Toc130_2795198901"/>2) Mise en place<text:bookmark-end text:name="__RefHeading___Toc130_2795198901"/></text:h>
      <text:p text:style-name="P26">On va dans le menu des classes de facilités, on retire le droit d’être délogé au FAC-BOSS.</text:p>
      <text:p text:style-name="P26">Ensuite on déloge le numéro 5211 avec le code « #44 » puis on essaye de prendre le numéro 5201 avec le code « *44 » On observe alors un message de refus. </text:p>
      <text:p text:style-name="P26"/>
      <text:p text:style-name="P26">Le poste, suite à son délogement, obtient le numéro banalisé (7995). Ce numéro permet à un combiné de pouvoir appeler d’autres combinés dans le LAN et de communiquer avec le PABX.</text:p>
      <text:p text:style-name="P26"/>
      <text:p text:style-name="P34"/>
      <text:h text:style-name="Heading_20_1" text:outline-level="1"><text:bookmark-start text:name="__RefHeading___Toc109_2795198901"/>Partie 3 : Touche de supervision<text:bookmark-end text:name="__RefHeading___Toc109_2795198901"/></text:h>
      <text:h text:style-name="Heading_20_2" text:outline-level="2"><text:bookmark-start text:name="__RefHeading___Toc132_2795198901"/>1) Multi-touches<text:bookmark-end text:name="__RefHeading___Toc132_2795198901"/></text:h>
      <text:p text:style-name="Text_20_body"/>
      <text:p text:style-name="P27">Le poste 5211 affiche « Vous avez des communications en attentes » </text:p>
      <text:p text:style-name="P28">On observe la touche 1 et la touche 2 s’allumer.</text:p>
      <text:p text:style-name="P28">Lorsqu’on appelle avec le combiné analogique, on nous indique que la ligne est occupée.</text:p>
      <text:p text:style-name="P28">Sur le softphone nous avons pu observer que les deux numéros de téléphones ont été affichés <text:span text:style-name="T5">sur la même ligne</text:span></text:p>
      <text:p text:style-name="P29">La supervision multiple d’un même numéro permet de recevoir deux appels en même temps sans indiquer le combiné recevant l’appel est occupé.<text:span text:style-name="T6">Cet usage peut être utilisé par un accueil qui possède qu’un numéro</text:span></text:p>
      <text:h text:style-name="Heading_20_2" text:outline-level="2"><text:bookmark-start text:name="__RefHeading___Toc134_2795198901"/>2) Multi-lignes<text:bookmark-end text:name="__RefHeading___Toc134_2795198901"/></text:h>
      <text:p text:style-name="P30">Les touches correspondantes s’affiche correctement. </text:p>
      <text:p text:style-name="P30">Le softphone affiche une nouvelle ligne par numéro <text:span text:style-name="T6">(522X)</text:span></text:p>
      <text:p text:style-name="P31">Cet usage peut être utilisé <text:span text:style-name="T7">par un cabinet médicale où il y a une secrétaire centrale et plusieurs docteurs. Cela permet d’assigner un numéro à chaque docteur et comme ça la secrétaire pourra rien qu’en regardant le numéro déterminer pour quel docteur la personne au bout du fil appelle.</text:span></text:p>
      <text:p text:style-name="P31"/>
      <text:p text:style-name="P34"/>
      <text:h text:style-name="Heading_20_1" text:outline-level="1"><text:bookmark-start text:name="__RefHeading___Toc111_2795198901"/>Partie 4 : Mise en groupement<text:bookmark-end text:name="__RefHeading___Toc111_2795198901"/></text:h>
      <text:p text:style-name="P32">Le type appel général permet de faire sonner l’intégralité des combinés d’un groupement lorsqu’un appel est passé sur le numéro de groupement. </text:p>
      <text:p text:style-name="P32">Le type de groupement ordonné permet de faire sonner les combinés dans un ordre déterminé. Au premier appel, le premier numéro (5201) sera appelé puis le 5211 et enfin le 5212 avec 3 secondes de décalage. Lors de second appel, la liste reprend au début. </text:p>
      <text:p text:style-name="P32">Le type de groupement cyclique permet de faire sonner les combinés dans un ordre déterminé. Au premier appel, le premier numéro (5201) sera appelé puis le 5211 et enfin le 5212 avec 3 secondes de décalage. Lors de second appel, la liste reprendra au prochain numéro de la liste n’ayant pas encore sonné. </text:p>
      <text:p text:style-name="P32"/>
      <text:p text:style-name="P33">Ordonné : Commence toujours par le même numéro (le premier)</text:p>
      <text:p text:style-name="P33">Cyclique : Commence par numéro suivant au dernier numéro sonné.</text:p>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ias Hartmann</meta:initial-creator>
    <meta:creation-date>2022-05-13T08:13:06.751000000</meta:creation-date>
    <dc:date>2022-05-13T10:53:05.766000000</dc:date>
    <dc:creator>Matthias Hartmann</dc:creator>
    <meta:editing-duration>PT2H15M42S</meta:editing-duration>
    <meta:editing-cycles>32</meta:editing-cycles>
    <meta:generator>LibreOffice/7.0.3.1$Windows_X86_64 LibreOffice_project/d7547858d014d4cf69878db179d326fc3483e082</meta:generator>
    <meta:document-statistic meta:table-count="1" meta:image-count="0" meta:object-count="0" meta:page-count="7" meta:paragraph-count="111" meta:word-count="1188" meta:character-count="6858" meta:non-whitespace-character-count="5758"/>
  </office:meta>
</office:document-meta>
</file>